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4.lrecw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matter</text:p>
          </table:table-cell>
          <table:table-cell table:number-columns-repeated="4"/>
          <table:table-cell office:value-type="string" calcext:value-type="string">
            <text:p>i-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iting of Parallel Texts for Populating MT &amp; TM Databases</text:p>
          </table:table-cell>
          <table:table-cell office:value-type="string" calcext:value-type="string">
            <text:p>Anna Samiotou and Lambros Kranias and George Papadopoulos and Marita Asunmaa and Gudrun Magnusdotti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ring Rule-based and Statistical MT Output</text:p>
          </table:table-cell>
          <table:table-cell office:value-type="string" calcext:value-type="string">
            <text:p>Gregor Thurmai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erence Truth &amp; Omniscient Truth Parallel Phrases in Parallel Texts for MT Evaluation</text:p>
          </table:table-cell>
          <table:table-cell office:value-type="string" calcext:value-type="string">
            <text:p>M.Vanni and C.R. Voss and C. Ta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hering Empirical Data to Evaluate MT from English to Portuguese</text:p>
          </table:table-cell>
          <table:table-cell office:value-type="string" calcext:value-type="string">
            <text:p>Diana Santos and Belinda Maia and Luís Sarmento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ing and Using a Shareable Parallel Corpus for MT Evaluation</text:p>
          </table:table-cell>
          <table:table-cell office:value-type="string" calcext:value-type="string">
            <text:p>Debbie Elliot and Eric Atwell and Anthony Hartle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 Word Alignment in an English-Malay Parallel Corpus for MT</text:p>
          </table:table-cell>
          <table:table-cell office:value-type="string" calcext:value-type="string">
            <text:p>Suhaimi Ab Rahman and Normaziah Abdul Aziz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gnment of Parallel Corpora Exploiting Asymmetrically Aligned Phrases</text:p>
          </table:table-cell>
          <table:table-cell office:value-type="string" calcext:value-type="string">
            <text:p>Patrik Lambert and Núria Caste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tence Alignment in Parallel, Comparable and Quasi-Comparable Corpora</text:p>
          </table:table-cell>
          <table:table-cell office:value-type="string" calcext:value-type="string">
            <text:p>Percy Cheung and Pascale Fun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Banking in Parallel</text:p>
          </table:table-cell>
          <table:table-cell office:value-type="string" calcext:value-type="string">
            <text:p>Paul Kingsbury and Nianwen Xue and Martha Palmer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wsing Multilingual Information with the MultiSemCor Web Interface</text:p>
          </table:table-cell>
          <table:table-cell office:value-type="string" calcext:value-type="string">
            <text:p>Marcello Ranieri and Emanuele Pianta and Luisa Bentivogli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lication of Translation Corresponding Tree (TCT) Annotation Schema in Example-Based MT</text:p>
          </table:table-cell>
          <table:table-cell office:value-type="string" calcext:value-type="string">
            <text:p>Wong Fai and Hu Dong Cheng and Mao Yu Hang and Tang Chiwai and Dong Mingchui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 Word Alignment Quality using Linguistic Knowledge</text:p>
          </table:table-cell>
          <table:table-cell office:value-type="string" calcext:value-type="string">
            <text:p>Bettina Schra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ing Comparable Corpora for Discovering Universals in Surface Structure</text:p>
          </table:table-cell>
          <table:table-cell office:value-type="string" calcext:value-type="string">
            <text:p>John Elliot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iting Parallel Corpora for Monolingual Grammar Induction A Pilot Study</text:p>
          </table:table-cell>
          <table:table-cell office:value-type="string" calcext:value-type="string">
            <text:p>Jonas Kuhn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Multilingual Parallel Parsed Corpus as Gold Standard for Grammatical Inference Evaluation</text:p>
          </table:table-cell>
          <table:table-cell office:value-type="string" calcext:value-type="string">
            <text:p>Menno van Zaanen and Andrew Roberts and Eric Atwel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4.lrecw'.A1:'2004.lrecw'.AMJ1048576">
            <calcext:condition calcext:apply-style-name="Accent" calcext:value="duplicate" calcext:base-cell-address="'2004.lrecw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8:20:54.352212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18:21:07.387255717</dc:date>
    <meta:editing-duration>PT8M13S</meta:editing-duration>
    <meta:editing-cycles>5</meta:editing-cycles>
    <meta:generator>LibreOffice/6.0.7.3$Linux_X86_64 LibreOffice_project/00m0$Build-3</meta:generator>
    <meta:document-statistic meta:table-count="1" meta:cell-count="71" meta:object-count="0"/>
  </office:meta>
</office:document-meta>
</file>